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results_alpha_jan1_jan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6" table:default-cell-style-name="ce2"/>
        <table:table-column table:style-name="co5" table:default-cell-style-name="ce1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63.3455" calcext:value-type="float">
            <text:p>1363.3455</text:p>
          </table:table-cell>
          <table:table-cell office:value-type="float" office:value="784.4655" calcext:value-type="float">
            <text:p>784.4655</text:p>
          </table:table-cell>
          <table:table-cell office:value-type="float" office:value="106268.091979194" calcext:value-type="float">
            <text:p>106268.091979194</text:p>
          </table:table-cell>
          <table:table-cell office:value-type="float" office:value="241.925048823866" calcext:value-type="float">
            <text:p>241.93</text:p>
          </table:table-cell>
          <table:table-cell office:value-type="float" office:value="3827140449417254" calcext:value-type="float">
            <text:p>3.83E+15</text:p>
          </table:table-cell>
          <table:table-cell office:value-type="float" office:value="325.987870908096" calcext:value-type="float">
            <text:p>325.99</text:p>
          </table:table-cell>
          <table:table-cell office:value-type="float" office:value="0.83539589872889" calcext:value-type="float">
            <text:p>0.8353958987288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49.2397" calcext:value-type="float">
            <text:p>1149.2397</text:p>
          </table:table-cell>
          <table:table-cell office:value-type="float" office:value="511.75305" calcext:value-type="float">
            <text:p>511.75305</text:p>
          </table:table-cell>
          <table:table-cell office:value-type="float" office:value="154411.958786169" calcext:value-type="float">
            <text:p>154411.958786169</text:p>
          </table:table-cell>
          <table:table-cell office:value-type="float" office:value="301.160714998004" calcext:value-type="float">
            <text:p>301.16</text:p>
          </table:table-cell>
          <table:table-cell office:value-type="float" office:value="5.26317017492777E+016" calcext:value-type="float">
            <text:p>5.26E+16</text:p>
          </table:table-cell>
          <table:table-cell office:value-type="float" office:value="392.952870947864" calcext:value-type="float">
            <text:p>392.95</text:p>
          </table:table-cell>
          <table:table-cell office:value-type="float" office:value="0.414192228495795" calcext:value-type="float">
            <text:p>0.41419222849579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03.2482" calcext:value-type="float">
            <text:p>1103.2482</text:p>
          </table:table-cell>
          <table:table-cell office:value-type="float" office:value="462.70746" calcext:value-type="float">
            <text:p>462.70746</text:p>
          </table:table-cell>
          <table:table-cell office:value-type="float" office:value="110169.254460632" calcext:value-type="float">
            <text:p>110169.254460632</text:p>
          </table:table-cell>
          <table:table-cell office:value-type="float" office:value="250.725462956525" calcext:value-type="float">
            <text:p>250.73</text:p>
          </table:table-cell>
          <table:table-cell office:value-type="float" office:value="0.273160766063722" calcext:value-type="float">
            <text:p>2.73E-01</text:p>
          </table:table-cell>
          <table:table-cell office:value-type="float" office:value="331.917541658515" calcext:value-type="float">
            <text:p>331.92</text:p>
          </table:table-cell>
          <table:table-cell office:value-type="float" office:value="0.49033123816501" calcext:value-type="float">
            <text:p>0.4903312381650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105.252" calcext:value-type="float">
            <text:p>1105.252</text:p>
          </table:table-cell>
          <table:table-cell office:value-type="float" office:value="530.36554" calcext:value-type="float">
            <text:p>530.36554</text:p>
          </table:table-cell>
          <table:table-cell office:value-type="float" office:value="139263.052939527" calcext:value-type="float">
            <text:p>139263.052939527</text:p>
          </table:table-cell>
          <table:table-cell office:value-type="float" office:value="281.198506860807" calcext:value-type="float">
            <text:p>281.20</text:p>
          </table:table-cell>
          <table:table-cell office:value-type="float" office:value="1.38945912265317E+016" calcext:value-type="float">
            <text:p>1.39E+16</text:p>
          </table:table-cell>
          <table:table-cell office:value-type="float" office:value="373.179652365355" calcext:value-type="float">
            <text:p>373.18</text:p>
          </table:table-cell>
          <table:table-cell office:value-type="float" office:value="0.506730795244303" calcext:value-type="float">
            <text:p>0.5067307952443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730.3748" calcext:value-type="float">
            <text:p>1730.3748</text:p>
          </table:table-cell>
          <table:table-cell office:value-type="float" office:value="691.2465" calcext:value-type="float">
            <text:p>691.2465</text:p>
          </table:table-cell>
          <table:table-cell office:value-type="float" office:value="164959.815817653" calcext:value-type="float">
            <text:p>164959.815817653</text:p>
          </table:table-cell>
          <table:table-cell office:value-type="float" office:value="316.049728583936" calcext:value-type="float">
            <text:p>316.05</text:p>
          </table:table-cell>
          <table:table-cell office:value-type="float" office:value="3.02550616310434E+016" calcext:value-type="float">
            <text:p>3.03E+16</text:p>
          </table:table-cell>
          <table:table-cell office:value-type="float" office:value="406.152453910663" calcext:value-type="float">
            <text:p>406.15</text:p>
          </table:table-cell>
          <table:table-cell office:value-type="float" office:value="0.655260005267078" calcext:value-type="float">
            <text:p>0.65526000526707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25.2919" calcext:value-type="float">
            <text:p>1225.2919</text:p>
          </table:table-cell>
          <table:table-cell office:value-type="float" office:value="736.2161" calcext:value-type="float">
            <text:p>736.2161</text:p>
          </table:table-cell>
          <table:table-cell office:value-type="float" office:value="79751.4461310759" calcext:value-type="float">
            <text:p>79751.4461310759</text:p>
          </table:table-cell>
          <table:table-cell office:value-type="float" office:value="204.087777951613" calcext:value-type="float">
            <text:p>204.09</text:p>
          </table:table-cell>
          <table:table-cell office:value-type="float" office:value="4.33711491382051E+015" calcext:value-type="float">
            <text:p>4.34E+15</text:p>
          </table:table-cell>
          <table:table-cell office:value-type="float" office:value="282.402985343774" calcext:value-type="float">
            <text:p>282.40</text:p>
          </table:table-cell>
          <table:table-cell office:value-type="float" office:value="0.857939033123938" calcext:value-type="float">
            <text:p>0.85793903312393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45.75052" calcext:value-type="float">
            <text:p>445.75052</text:p>
          </table:table-cell>
          <table:table-cell office:value-type="float" office:value="470.58997" calcext:value-type="float">
            <text:p>470.58997</text:p>
          </table:table-cell>
          <table:table-cell office:value-type="float" office:value="144377.278778983" calcext:value-type="float">
            <text:p>144377.278778983</text:p>
          </table:table-cell>
          <table:table-cell office:value-type="float" office:value="271.945858522049" calcext:value-type="float">
            <text:p>271.95</text:p>
          </table:table-cell>
          <table:table-cell office:value-type="float" office:value="3.18582967216949E+017" calcext:value-type="float">
            <text:p>3.19E+17</text:p>
          </table:table-cell>
          <table:table-cell office:value-type="float" office:value="379.970102480423" calcext:value-type="float">
            <text:p>379.97</text:p>
          </table:table-cell>
          <table:table-cell office:value-type="float" office:value="0.365956363646167" calcext:value-type="float">
            <text:p>0.36595636364616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75.9386" calcext:value-type="float">
            <text:p>1075.9386</text:p>
          </table:table-cell>
          <table:table-cell office:value-type="float" office:value="603.3736" calcext:value-type="float">
            <text:p>603.3736</text:p>
          </table:table-cell>
          <table:table-cell office:value-type="float" office:value="116242.784479587" calcext:value-type="float">
            <text:p>116242.784479587</text:p>
          </table:table-cell>
          <table:table-cell office:value-type="float" office:value="247.048854373266" calcext:value-type="float">
            <text:p>247.05</text:p>
          </table:table-cell>
          <table:table-cell office:value-type="float" office:value="1.1246188047127E+016" calcext:value-type="float">
            <text:p>1.12E+16</text:p>
          </table:table-cell>
          <table:table-cell office:value-type="float" office:value="340.943960907928" calcext:value-type="float">
            <text:p>340.94</text:p>
          </table:table-cell>
          <table:table-cell office:value-type="float" office:value="0.682691206529686" calcext:value-type="float">
            <text:p>0.68269120652968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263.7129" calcext:value-type="float">
            <text:p>1263.7129</text:p>
          </table:table-cell>
          <table:table-cell office:value-type="float" office:value="717.31635" calcext:value-type="float">
            <text:p>717.31635</text:p>
          </table:table-cell>
          <table:table-cell office:value-type="float" office:value="126651.217656441" calcext:value-type="float">
            <text:p>126651.217656441</text:p>
          </table:table-cell>
          <table:table-cell office:value-type="float" office:value="272.137333713507" calcext:value-type="float">
            <text:p>272.14</text:p>
          </table:table-cell>
          <table:table-cell office:value-type="float" office:value="1.49711089470709E+017" calcext:value-type="float">
            <text:p>1.50E+17</text:p>
          </table:table-cell>
          <table:table-cell office:value-type="float" office:value="355.880903753546" calcext:value-type="float">
            <text:p>355.88</text:p>
          </table:table-cell>
          <table:table-cell office:value-type="float" office:value="0.75625649020048" calcext:value-type="float">
            <text:p>0.756256490200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float" office:value="1162.4614" calcext:value-type="float">
            <text:p>1162.4614</text:p>
          </table:table-cell>
          <table:table-cell office:value-type="float" office:value="612.0038" calcext:value-type="float">
            <text:p>612.0038</text:p>
          </table:table-cell>
          <table:table-cell office:value-type="float" office:value="126899.433447696" calcext:value-type="float">
            <text:p>126899.433447696</text:p>
          </table:table-cell>
          <table:table-cell office:value-type="float" office:value="265.142142975953" calcext:value-type="float">
            <text:p>265.14</text:p>
          </table:table-cell>
          <table:table-cell office:value-type="float" office:value="6.49428727449863E+016" calcext:value-type="float">
            <text:p>6.49E+16</text:p>
          </table:table-cell>
          <table:table-cell office:value-type="float" office:value="354.376482475129" calcext:value-type="float">
            <text:p>354.38</text:p>
          </table:table-cell>
          <table:table-cell office:value-type="float" office:value="0.61830591771126" calcext:value-type="float">
            <text:p>0.618305917711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ard Deviation</text:p>
          </table:table-cell>
          <table:table-cell office:value-type="float" office:value="317.13898" calcext:value-type="float">
            <text:p>317.13898</text:p>
          </table:table-cell>
          <table:table-cell office:value-type="float" office:value="116.24622" calcext:value-type="float">
            <text:p>116.24622</text:p>
          </table:table-cell>
          <table:table-cell office:value-type="float" office:value="25179.3026711678" calcext:value-type="float">
            <text:p>25179.3026711678</text:p>
          </table:table-cell>
          <table:table-cell office:value-type="float" office:value="31.6996785253003" calcext:value-type="float">
            <text:p>31.70</text:p>
          </table:table-cell>
          <table:table-cell office:value-type="float" office:value="9.99937695792323E+016" calcext:value-type="float">
            <text:p>1.00E+17</text:p>
          </table:table-cell>
          <table:table-cell office:value-type="float" office:value="36.2869414011434" calcext:value-type="float">
            <text:p>36.29</text:p>
          </table:table-cell>
          <table:table-cell office:value-type="float" office:value="0.171030452920109" calcext:value-type="float">
            <text:p>0.171030452920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17:05:50.820322860</dc:date>
    <meta:editing-duration>PT2M46S</meta:editing-duration>
    <meta:editing-cycles>1</meta:editing-cycles>
    <meta:document-statistic meta:table-count="1" meta:cell-count="107" meta:object-count="0"/>
    <meta:generator>LibreOffice/6.4.7.2$Linux_X86_64 LibreOffice_project/40$Build-2</meta:generator>
  </office:meta>
</office:document-meta>
</file>